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2048x2048_resultado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office:value-type="float" office:value="43792.840867" calcext:value-type="float">
            <text:p>43792.840867</text:p>
          </table:table-cell>
          <table:table-cell table:formula="of:=[.A2]-[.$D$2]" office:value-type="float" office:value="95.7635143000007" calcext:value-type="float">
            <text:p>95.7635143000007</text:p>
          </table:table-cell>
          <table:table-cell table:formula="of:=POWER([.B2]; 2)" office:value-type="float" office:value="9170.65067108643" calcext:value-type="float">
            <text:p>9170.65067108643</text:p>
          </table:table-cell>
          <table:table-cell table:formula="of:=AVERAGE([.A2:.A21])" office:value-type="float" office:value="43697.0773527" calcext:value-type="float">
            <text:p>43697.0773527</text:p>
          </table:table-cell>
          <table:table-cell table:formula="of:=MAX([.A2:.A21])" office:value-type="float" office:value="44016.631704" calcext:value-type="float">
            <text:p>44016.631704</text:p>
          </table:table-cell>
          <table:table-cell table:formula="of:=MIN([.A2:.A21])" office:value-type="float" office:value="43480.051042" calcext:value-type="float">
            <text:p>43480.051042</text:p>
          </table:table-cell>
          <table:table-cell table:formula="of:=SQRT((1/20)*SUM([.C2:.C21]))" office:value-type="float" office:value="130.138095412461" calcext:value-type="float">
            <text:p>130.138095412461</text:p>
          </table:table-cell>
        </table:table-row>
        <table:table-row table:style-name="ro1">
          <table:table-cell office:value-type="float" office:value="43710.746219" calcext:value-type="float">
            <text:p>43710.746219</text:p>
          </table:table-cell>
          <table:table-cell table:formula="of:=[.A3]-[.$D$2]" office:value-type="float" office:value="13.6688663000023" calcext:value-type="float">
            <text:p>13.6688663000023</text:p>
          </table:table-cell>
          <table:table-cell table:formula="of:=POWER([.B3]; 2)" office:value-type="float" office:value="186.837905927338" calcext:value-type="float">
            <text:p>186.837905927338</text:p>
          </table:table-cell>
          <table:table-cell table:number-columns-repeated="4"/>
        </table:table-row>
        <table:table-row table:style-name="ro1">
          <table:table-cell office:value-type="float" office:value="43620.604181" calcext:value-type="float">
            <text:p>43620.604181</text:p>
          </table:table-cell>
          <table:table-cell table:formula="of:=[.A4]-[.$D$2]" office:value-type="float" office:value="-76.4731716999959" calcext:value-type="float">
            <text:p>-76.4731716999959</text:p>
          </table:table-cell>
          <table:table-cell table:formula="of:=POWER([.B4]; 2)" office:value-type="float" office:value="5848.14598985705" calcext:value-type="float">
            <text:p>5848.14598985705</text:p>
          </table:table-cell>
          <table:table-cell table:number-columns-repeated="4"/>
        </table:table-row>
        <table:table-row table:style-name="ro1">
          <table:table-cell office:value-type="float" office:value="43540.337669" calcext:value-type="float">
            <text:p>43540.337669</text:p>
          </table:table-cell>
          <table:table-cell table:formula="of:=[.A5]-[.$D$2]" office:value-type="float" office:value="-156.739683699998" calcext:value-type="float">
            <text:p>-156.739683699998</text:p>
          </table:table-cell>
          <table:table-cell table:formula="of:=POWER([.B5]; 2)" office:value-type="float" office:value="24567.3284463754" calcext:value-type="float">
            <text:p>24567.3284463754</text:p>
          </table:table-cell>
          <table:table-cell table:number-columns-repeated="4"/>
        </table:table-row>
        <table:table-row table:style-name="ro1">
          <table:table-cell office:value-type="float" office:value="43613.859753" calcext:value-type="float">
            <text:p>43613.859753</text:p>
          </table:table-cell>
          <table:table-cell table:formula="of:=[.A6]-[.$D$2]" office:value-type="float" office:value="-83.2175997000013" calcext:value-type="float">
            <text:p>-83.2175997000013</text:p>
          </table:table-cell>
          <table:table-cell table:formula="of:=POWER([.B6]; 2)" office:value-type="float" office:value="6925.16889982966" calcext:value-type="float">
            <text:p>6925.16889982966</text:p>
          </table:table-cell>
          <table:table-cell table:number-columns-repeated="4"/>
        </table:table-row>
        <table:table-row table:style-name="ro1">
          <table:table-cell office:value-type="float" office:value="43719.304743" calcext:value-type="float">
            <text:p>43719.304743</text:p>
          </table:table-cell>
          <table:table-cell table:formula="of:=[.A7]-[.$D$2]" office:value-type="float" office:value="22.2273903000023" calcext:value-type="float">
            <text:p>22.2273903000023</text:p>
          </table:table-cell>
          <table:table-cell table:formula="of:=POWER([.B7]; 2)" office:value-type="float" office:value="494.056879548636" calcext:value-type="float">
            <text:p>494.056879548636</text:p>
          </table:table-cell>
          <table:table-cell table:number-columns-repeated="4"/>
        </table:table-row>
        <table:table-row table:style-name="ro1">
          <table:table-cell office:value-type="float" office:value="43588.21882" calcext:value-type="float">
            <text:p>43588.21882</text:p>
          </table:table-cell>
          <table:table-cell table:formula="of:=[.A8]-[.$D$2]" office:value-type="float" office:value="-108.858532699996" calcext:value-type="float">
            <text:p>-108.858532699996</text:p>
          </table:table-cell>
          <table:table-cell table:formula="of:=POWER([.B8]; 2)" office:value-type="float" office:value="11850.1801415962" calcext:value-type="float">
            <text:p>11850.1801415962</text:p>
          </table:table-cell>
          <table:table-cell table:number-columns-repeated="4"/>
        </table:table-row>
        <table:table-row table:style-name="ro1">
          <table:table-cell office:value-type="float" office:value="43633.450149" calcext:value-type="float">
            <text:p>43633.450149</text:p>
          </table:table-cell>
          <table:table-cell table:formula="of:=[.A9]-[.$D$2]" office:value-type="float" office:value="-63.6272037000017" calcext:value-type="float">
            <text:p>-63.6272037000017</text:p>
          </table:table-cell>
          <table:table-cell table:formula="of:=POWER([.B9]; 2)" office:value-type="float" office:value="4048.42105068151" calcext:value-type="float">
            <text:p>4048.42105068151</text:p>
          </table:table-cell>
          <table:table-cell table:number-columns-repeated="4"/>
        </table:table-row>
        <table:table-row table:style-name="ro1">
          <table:table-cell office:value-type="float" office:value="43624.61998" calcext:value-type="float">
            <text:p>43624.61998</text:p>
          </table:table-cell>
          <table:table-cell table:formula="of:=[.A10]-[.$D$2]" office:value-type="float" office:value="-72.4573726999952" calcext:value-type="float">
            <text:p>-72.4573726999952</text:p>
          </table:table-cell>
          <table:table-cell table:formula="of:=POWER([.B10]; 2)" office:value-type="float" office:value="5250.07085858601" calcext:value-type="float">
            <text:p>5250.07085858601</text:p>
          </table:table-cell>
          <table:table-cell table:number-columns-repeated="4"/>
        </table:table-row>
        <table:table-row table:style-name="ro1">
          <table:table-cell office:value-type="float" office:value="43730.150465" calcext:value-type="float">
            <text:p>43730.150465</text:p>
          </table:table-cell>
          <table:table-cell table:formula="of:=[.A11]-[.$D$2]" office:value-type="float" office:value="33.0731123000005" calcext:value-type="float">
            <text:p>33.0731123000005</text:p>
          </table:table-cell>
          <table:table-cell table:formula="of:=POWER([.B11]; 2)" office:value-type="float" office:value="1093.83075720844" calcext:value-type="float">
            <text:p>1093.83075720844</text:p>
          </table:table-cell>
          <table:table-cell table:number-columns-repeated="4"/>
        </table:table-row>
        <table:table-row table:style-name="ro1">
          <table:table-cell office:value-type="float" office:value="44016.631704" calcext:value-type="float">
            <text:p>44016.631704</text:p>
          </table:table-cell>
          <table:table-cell table:formula="of:=[.A12]-[.$D$2]" office:value-type="float" office:value="319.554351300001" calcext:value-type="float">
            <text:p>319.554351300001</text:p>
          </table:table-cell>
          <table:table-cell table:formula="of:=POWER([.B12]; 2)" office:value-type="float" office:value="102114.983434765" calcext:value-type="float">
            <text:p>102114.983434765</text:p>
          </table:table-cell>
          <table:table-cell table:number-columns-repeated="4"/>
        </table:table-row>
        <table:table-row table:style-name="ro1">
          <table:table-cell office:value-type="float" office:value="43757.382539" calcext:value-type="float">
            <text:p>43757.382539</text:p>
          </table:table-cell>
          <table:table-cell table:formula="of:=[.A13]-[.$D$2]" office:value-type="float" office:value="60.3051863000001" calcext:value-type="float">
            <text:p>60.3051863000001</text:p>
          </table:table-cell>
          <table:table-cell table:formula="of:=POWER([.B13]; 2)" office:value-type="float" office:value="3636.71549467771" calcext:value-type="float">
            <text:p>3636.71549467771</text:p>
          </table:table-cell>
          <table:table-cell table:number-columns-repeated="4"/>
        </table:table-row>
        <table:table-row table:style-name="ro1">
          <table:table-cell office:value-type="float" office:value="43872.278446" calcext:value-type="float">
            <text:p>43872.278446</text:p>
          </table:table-cell>
          <table:table-cell table:formula="of:=[.A14]-[.$D$2]" office:value-type="float" office:value="175.201093299998" calcext:value-type="float">
            <text:p>175.201093299998</text:p>
          </table:table-cell>
          <table:table-cell table:formula="of:=POWER([.B14]; 2)" office:value-type="float" office:value="30695.4230935147" calcext:value-type="float">
            <text:p>30695.4230935147</text:p>
          </table:table-cell>
          <table:table-cell table:number-columns-repeated="4"/>
        </table:table-row>
        <table:table-row table:style-name="ro1">
          <table:table-cell office:value-type="float" office:value="43680.783148" calcext:value-type="float">
            <text:p>43680.783148</text:p>
          </table:table-cell>
          <table:table-cell table:formula="of:=[.A15]-[.$D$2]" office:value-type="float" office:value="-16.294204699996" calcext:value-type="float">
            <text:p>-16.294204699996</text:p>
          </table:table-cell>
          <table:table-cell table:formula="of:=POWER([.B15]; 2)" office:value-type="float" office:value="265.501106805373" calcext:value-type="float">
            <text:p>265.501106805373</text:p>
          </table:table-cell>
          <table:table-cell table:number-columns-repeated="4"/>
        </table:table-row>
        <table:table-row table:style-name="ro1">
          <table:table-cell office:value-type="float" office:value="43678.682128" calcext:value-type="float">
            <text:p>43678.682128</text:p>
          </table:table-cell>
          <table:table-cell table:formula="of:=[.A16]-[.$D$2]" office:value-type="float" office:value="-18.3952246999979" calcext:value-type="float">
            <text:p>-18.3952246999979</text:p>
          </table:table-cell>
          <table:table-cell table:formula="of:=POWER([.B16]; 2)" office:value-type="float" office:value="338.384291763414" calcext:value-type="float">
            <text:p>338.384291763414</text:p>
          </table:table-cell>
          <table:table-cell table:number-columns-repeated="4"/>
        </table:table-row>
        <table:table-row table:style-name="ro1">
          <table:table-cell office:value-type="float" office:value="43768.566106" calcext:value-type="float">
            <text:p>43768.566106</text:p>
          </table:table-cell>
          <table:table-cell table:formula="of:=[.A17]-[.$D$2]" office:value-type="float" office:value="71.4887533000001" calcext:value-type="float">
            <text:p>71.4887533000001</text:p>
          </table:table-cell>
          <table:table-cell table:formula="of:=POWER([.B17]; 2)" office:value-type="float" office:value="5110.64184838828" calcext:value-type="float">
            <text:p>5110.64184838828</text:p>
          </table:table-cell>
          <table:table-cell table:number-columns-repeated="4"/>
        </table:table-row>
        <table:table-row table:style-name="ro1">
          <table:table-cell office:value-type="float" office:value="43932.926869" calcext:value-type="float">
            <text:p>43932.926869</text:p>
          </table:table-cell>
          <table:table-cell table:formula="of:=[.A18]-[.$D$2]" office:value-type="float" office:value="235.849516300004" calcext:value-type="float">
            <text:p>235.849516300004</text:p>
          </table:table-cell>
          <table:table-cell table:formula="of:=POWER([.B18]; 2)" office:value-type="float" office:value="55624.994338946" calcext:value-type="float">
            <text:p>55624.994338946</text:p>
          </table:table-cell>
          <table:table-cell table:number-columns-repeated="4"/>
        </table:table-row>
        <table:table-row table:style-name="ro1">
          <table:table-cell office:value-type="float" office:value="43617.347424" calcext:value-type="float">
            <text:p>43617.347424</text:p>
          </table:table-cell>
          <table:table-cell table:formula="of:=[.A19]-[.$D$2]" office:value-type="float" office:value="-79.7299286999987" calcext:value-type="float">
            <text:p>-79.7299286999987</text:p>
          </table:table-cell>
          <table:table-cell table:formula="of:=POWER([.B19]; 2)" office:value-type="float" office:value="6356.86153050688" calcext:value-type="float">
            <text:p>6356.86153050688</text:p>
          </table:table-cell>
          <table:table-cell table:number-columns-repeated="4"/>
        </table:table-row>
        <table:table-row table:style-name="ro1">
          <table:table-cell office:value-type="float" office:value="43480.051042" calcext:value-type="float">
            <text:p>43480.051042</text:p>
          </table:table-cell>
          <table:table-cell table:formula="of:=[.A20]-[.$D$2]" office:value-type="float" office:value="-217.026310699999" calcext:value-type="float">
            <text:p>-217.026310699999</text:p>
          </table:table-cell>
          <table:table-cell table:formula="of:=POWER([.B20]; 2)" office:value-type="float" office:value="47100.4195360526" calcext:value-type="float">
            <text:p>47100.4195360526</text:p>
          </table:table-cell>
          <table:table-cell table:number-columns-repeated="4"/>
        </table:table-row>
        <table:table-row table:style-name="ro1">
          <table:table-cell office:value-type="float" office:value="43562.764802" calcext:value-type="float">
            <text:p>43562.764802</text:p>
          </table:table-cell>
          <table:table-cell table:formula="of:=[.A21]-[.$D$2]" office:value-type="float" office:value="-134.3125507" calcext:value-type="float">
            <text:p>-134.3125507</text:p>
          </table:table-cell>
          <table:table-cell table:formula="of:=POWER([.B21]; 2)" office:value-type="float" office:value="18039.8612755402" calcext:value-type="float">
            <text:p>18039.861275540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0T14:11:10.157819018</dc:date>
    <meta:editing-duration>PT44S</meta:editing-duration>
    <meta:editing-cycles>1</meta:editing-cycles>
    <meta:document-statistic meta:table-count="1" meta:cell-count="71" meta:object-count="0"/>
    <meta:generator>LibreOffice/6.4.7.2$Linux_X86_64 LibreOffice_project/40$Build-2</meta:generator>
  </office:meta>
</office:document-meta>
</file>